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3_2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3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David Salomon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1 January 1864</text:p>
      <text:p text:style-name="P2">Month<text:tab/><text:tab/><text:tab/><text:tab/><text:tab/><text:tab/>January</text:p>
      <text:p text:style-name="P2">Year<text:tab/><text:tab/><text:tab/><text:tab/><text:tab/><text:tab/>1864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 <text:s text:c="2"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Page 1]</text:span></text:p>
      <text:p text:style-name="P2"><text:span text:style-name="T1">David Salomon Esqre/</text:span></text:p>
      <text:p text:style-name="P4"><text:span text:style-name="T1">11</text:span><text:span text:style-name="T2">th</text:span><text:span text:style-name="T1"> January 1864/</text:span></text:p>
      <text:p text:style-name="P2"><text:span text:style-name="T1">Dear Sir/</text:span></text:p>
      <text:p text:style-name="P2"><text:span text:style-name="T1"><text:tab/>I have examined both Jewish and Christian/ authorities, modern and ancient Chronologists, and have/ found a general agreement with the statement I have/ made; namely, that the 430 years spoken of in Exodus/ 12.40, begin near the time that Abraham obtained/ the vision recorded in Genesis 15.13. <text:s/>For Jacob emi-/-grated to Egypt about 2238 A. M, and the/ exodus took place in 2448, thus coinciding with/ the traditional reckoning of [Hebrew], as I have already/ explained. <text:s/>The Septuagint and the Sama-/ritans, in order to clear away any difficulty the test [crossed-out: from any difficulty it]/ might present, have worded it so “And the residence of/ the children of Israel (and of their ancestors) in Egypt (and/ elsewhere) was 430 years,” but although such is,/ no doubt, the correct meaning, we have no authority/ </text:span></text:p>
      <text:p text:style-name="P2"><text:span text:style-name="T1"/></text:p>
      <text:p text:style-name="P2"><text:span text:style-name="T1">[Page 2]</text:span></text:p>
      <text:p text:style-name="P2"><text:span text:style-name="T1">to re-construct the sentence, to suit that rendering, more/ especially so, that we know how unfaithful have been/ the writers among the aforenamed [crossed-out: been], in transcribing or translating the Sentences./</text:span></text:p>
      <text:p text:style-name="P2"><text:span text:style-name="T1"><text:tab/>Yours respectfully/</text:span></text:p>
      <text:p text:style-name="P2"><text:span text:style-name="T1"><text:tab/><text:tab/>S. Morai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4-28T12:07:46</meta:creation-date>
    <dc:date>2009-04-28T12:17:38</dc:date>
    <dc:language>en-US</dc:language>
    <meta:editing-cycles>2</meta:editing-cycles>
    <meta:editing-duration>PT9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69" meta:word-count="344" meta:character-count="2381"/>
  </office:meta>
</office:document-meta>
</file>